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ject1" text:anchor-type="as-char" svg:y="-0.172in" svg:width="2.0839in" svg:height="0.232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draw:frame draw:style-name="fr1" draw:name="Object2" text:anchor-type="as-char" svg:y="-0.172in" svg:width="1.8535in" svg:height="0.2327in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07:19:13.103823289</meta:creation-date>
    <dc:date>2019-05-15T07:25:45.293126415</dc:date>
    <meta:editing-duration>PT6M33S</meta:editing-duration>
    <meta:editing-cycles>1</meta:editing-cycles>
    <meta:document-statistic meta:table-count="0" meta:image-count="0" meta:object-count="2" meta:page-count="1" meta:paragraph-count="2" meta:word-count="0" meta:character-count="0" meta:non-whitespace-character-count="0"/>
    <meta:generator>LibreOffice/6.2.3.2$Linux_X86_64 LibreOffice_project/20$Build-2</meta:generator>
  </office:meta>
</office:document-meta>
</file>

<file path=Object 1/content.xml><?xml version="1.0" encoding="utf-8"?>
<math xmlns="http://www.w3.org/1998/Math/MathML" display="block">
  <semantics>
    <mrow>
      <mrow>
        <msubsup>
          <mi>σ</mi>
          <mi>g</mi>
          <mn>2</mn>
        </msubsup>
        <mo stretchy="false">=</mo>
        <msubsup>
          <mi>σ</mi>
          <mi>x</mi>
          <mn>2</mn>
        </msubsup>
      </mrow>
      <mrow>
        <mrow>
          <msubsup>
            <mi>σ</mi>
            <mi>y</mi>
            <mn>2</mn>
          </msubsup>
          <mo stretchy="false">−</mo>
          <msubsup>
            <mi>σ</mi>
            <mi mathvariant="italic">xy</mi>
            <mn>2</mn>
          </msubsup>
        </mrow>
        <mo stretchy="false">=</mo>
        <msubsup>
          <mi>σ</mi>
          <mi>x</mi>
          <mn>2</mn>
        </msubsup>
      </mrow>
      <msubsup>
        <mi>σ</mi>
        <mi>y</mi>
        <mn>2</mn>
      </msubsup>
      <mrow>
        <mo fence="true" stretchy="false">(</mo>
        <mrow>
          <mrow>
            <mn>1</mn>
            <mo stretchy="false">−</mo>
            <msup>
              <mi>ρ</mi>
              <mn>2</mn>
            </msup>
          </mrow>
        </mrow>
        <mo fence="true" stretchy="false">)</mo>
      </mrow>
    </mrow>
    <annotation encoding="StarMath 5.0">%sigma_g^2 = %sigma_x^2%sigma_y^2 - %sigma_xy^2 = %sigma_x^2%sigma_y^2( 1 - %rho^2 )</annotation>
  </semantics>
</math>
</file>

<file path=Object 2/content.xml><?xml version="1.0" encoding="utf-8"?>
<math xmlns="http://www.w3.org/1998/Math/MathML" display="block">
  <semantics>
    <mrow>
      <mrow>
        <msubsup>
          <mi>s</mi>
          <mi>g</mi>
          <mn>2</mn>
        </msubsup>
        <mo stretchy="false">=</mo>
        <msubsup>
          <mi>s</mi>
          <mi>x</mi>
          <mn>2</mn>
        </msubsup>
      </mrow>
      <mrow>
        <mrow>
          <msubsup>
            <mi>s</mi>
            <mi>y</mi>
            <mn>2</mn>
          </msubsup>
          <mo stretchy="false">−</mo>
          <msubsup>
            <mi>s</mi>
            <mi mathvariant="italic">xy</mi>
            <mn>2</mn>
          </msubsup>
        </mrow>
        <mo stretchy="false">=</mo>
        <msubsup>
          <mi>s</mi>
          <mi>x</mi>
          <mn>2</mn>
        </msubsup>
      </mrow>
      <msubsup>
        <mi>s</mi>
        <mi>y</mi>
        <mn>2</mn>
      </msubsup>
      <mrow>
        <mo fence="true" stretchy="false">(</mo>
        <mrow>
          <mrow>
            <mn>1</mn>
            <mo stretchy="false">−</mo>
            <msup>
              <mi>r</mi>
              <mn>2</mn>
            </msup>
          </mrow>
        </mrow>
        <mo fence="true" stretchy="false">)</mo>
      </mrow>
    </mrow>
    <annotation encoding="StarMath 5.0">s_g^2 = s_x^2 s_y^2 - s_xy^2 = s_x^2 s_y^2( 1 - r^2 )</annotation>
  </semantics>
</math>
</file>